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Regular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845cm" fo:margin-left="-0.161cm" fo:margin-top="0cm" fo:margin-bottom="0cm" table:align="left" style:writing-mode="lr-tb"/>
    </style:style>
    <style:style style:name="Table1.A" style:family="table-column">
      <style:table-column-properties style:column-width="8.414cm"/>
    </style:style>
    <style:style style:name="Table1.B" style:family="table-column">
      <style:table-column-properties style:column-width="8.43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хронология" style:family="table">
      <style:table-properties style:width="17cm" table:align="margins"/>
    </style:style>
    <style:style style:name="хронология.A" style:family="table-column">
      <style:table-column-properties style:column-width="2.688cm" style:rel-column-width="10362*"/>
    </style:style>
    <style:style style:name="хронология.B" style:family="table-column">
      <style:table-column-properties style:column-width="14.312cm" style:rel-column-width="55173*"/>
    </style:style>
    <style:style style:name="хронология.A1" style:family="table-cell">
      <style:table-cell-properties fo:padding="0.097cm" fo:border-left="0.05pt solid #000000" fo:border-right="none" fo:border-top="0.05pt solid #000000" fo:border-bottom="0.05pt solid #000000"/>
    </style:style>
    <style:style style:name="хронология.B1" style:family="table-cell">
      <style:table-cell-properties fo:padding="0.097cm" fo:border="0.05pt solid #000000"/>
    </style:style>
    <style:style style:name="хронология.A2" style:family="table-cell">
      <style:table-cell-properties fo:padding="0.097cm" fo:border-left="0.05pt solid #000000" fo:border-right="none" fo:border-top="none" fo:border-bottom="0.05pt solid #000000"/>
    </style:style>
    <style:style style:name="хронология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fo:font-size="13pt" officeooo:paragraph-rsid="00194262" style:font-name-asian="Calibri" style:font-size-asian="13pt" style:language-asian="ru" style:country-asian="RU" style:font-name-complex="Times New Roman" style:font-size-complex="13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erif" fo:font-size="13pt" officeooo:rsid="00194262" officeooo:paragraph-rsid="00194262" style:font-name-asian="Calibri" style:font-size-asian="13pt" style:font-name-complex="Times New Roman" style:font-size-complex="13pt"/>
    </style:style>
    <style:style style:name="P3" style:family="paragraph" style:parent-style-name="Standard">
      <style:paragraph-properties fo:line-height="115%" fo:text-align="end" style:justify-single-word="false" style:shadow="none"/>
      <style:text-properties fo:font-size="13pt" officeooo:paragraph-rsid="00194262" style:font-name-asian="Calibri" style:font-size-asian="13pt" style:language-asian="ru" style:country-asian="RU" style:font-name-complex="Times New Roman" style:font-size-complex="13pt"/>
    </style:style>
    <style:style style:name="P4" style:family="paragraph" style:parent-style-name="Standard">
      <style:paragraph-properties fo:line-height="115%" style:shadow="none"/>
      <style:text-properties fo:font-size="13pt" officeooo:paragraph-rsid="00194262" style:font-name-asian="Calibri" style:font-size-asian="13pt" style:language-asian="ru" style:country-asian="RU" style:font-name-complex="Times New Roman" style:font-size-complex="13pt"/>
    </style:style>
    <style:style style:name="P5" style:family="paragraph" style:parent-style-name="Standard">
      <style:paragraph-properties fo:line-height="115%" fo:text-align="end" style:justify-single-word="false" style:shadow="none"/>
      <style:text-properties fo:font-size="13pt" officeooo:rsid="00194262" officeooo:paragraph-rsid="00194262" style:font-name-asian="Calibri" style:font-size-asian="13pt" style:language-asian="ru" style:country-asian="RU" style:font-name-complex="Times New Roman" style:font-size-complex="13pt"/>
    </style:style>
    <style:style style:name="P6" style:family="paragraph" style:parent-style-name="Standard">
      <style:paragraph-properties fo:line-height="115%" style:shadow="none"/>
      <style:text-properties fo:font-size="13pt" officeooo:rsid="00194262" officeooo:paragraph-rsid="00194262" style:font-name-asian="Calibri" style:font-size-asian="13pt" style:language-asian="ru" style:country-asian="RU" style:font-name-complex="Times New Roman" style:font-size-complex="13pt"/>
    </style:style>
    <style:style style:name="P7" style:family="paragraph" style:parent-style-name="Standard">
      <style:paragraph-properties fo:margin-top="5.334cm" fo:margin-bottom="0cm" loext:contextual-spacing="false" fo:line-height="115%" fo:text-align="center" style:justify-single-word="false"/>
      <style:text-properties style:font-name="Liberation Serif" fo:font-size="13pt" officeooo:paragraph-rsid="00194262" style:font-name-asian="Calibri" style:font-size-asian="13pt" style:font-name-complex="Times New Roman" style:font-size-complex="13pt"/>
    </style:style>
    <style:style style:name="P8" style:family="paragraph" style:parent-style-name="Table_20_Heading">
      <style:text-properties officeooo:rsid="001c8c8d" officeooo:paragraph-rsid="001c8c8d"/>
    </style:style>
    <style:style style:name="P9" style:family="paragraph" style:parent-style-name="Title">
      <style:paragraph-properties fo:margin-top="6.807cm" fo:margin-bottom="2.489cm" loext:contextual-spacing="false"/>
      <style:text-properties fo:font-size="20pt" officeooo:paragraph-rsid="00223db8" style:font-size-asian="20pt" style:font-size-complex="20pt"/>
    </style:style>
    <style:style style:name="P10" style:family="paragraph" style:parent-style-name="Table_20_Contents">
      <style:text-properties officeooo:rsid="001c8c8d" officeooo:paragraph-rsid="001c8c8d"/>
    </style:style>
    <style:style style:name="P11" style:family="paragraph" style:parent-style-name="Table_20_Contents">
      <style:text-properties officeooo:rsid="001d5783" officeooo:paragraph-rsid="001d5783"/>
    </style:style>
    <style:style style:name="P12" style:family="paragraph" style:parent-style-name="Table_20_Contents">
      <style:text-properties officeooo:rsid="001d5783" officeooo:paragraph-rsid="00314a40"/>
    </style:style>
    <style:style style:name="P13" style:family="paragraph" style:parent-style-name="Table_20_Contents">
      <style:text-properties officeooo:paragraph-rsid="001d5783"/>
    </style:style>
    <style:style style:name="P14" style:family="paragraph" style:parent-style-name="Table_20_Contents">
      <style:text-properties officeooo:rsid="001ef38d" officeooo:paragraph-rsid="001ef38d"/>
    </style:style>
    <style:style style:name="P15" style:family="paragraph" style:parent-style-name="Table_20_Contents">
      <style:text-properties officeooo:rsid="001ef38d" officeooo:paragraph-rsid="0021d211"/>
    </style:style>
    <style:style style:name="P16" style:family="paragraph" style:parent-style-name="Table_20_Contents">
      <style:text-properties officeooo:rsid="001ef38d" officeooo:paragraph-rsid="00223db8"/>
    </style:style>
    <style:style style:name="P17" style:family="paragraph" style:parent-style-name="Table_20_Contents">
      <style:text-properties officeooo:rsid="0021d211" officeooo:paragraph-rsid="0021d211"/>
    </style:style>
    <style:style style:name="P18" style:family="paragraph" style:parent-style-name="Table_20_Contents">
      <style:text-properties officeooo:rsid="0021d211" officeooo:paragraph-rsid="00223db8"/>
    </style:style>
    <style:style style:name="P19" style:family="paragraph" style:parent-style-name="Table_20_Contents">
      <style:text-properties officeooo:rsid="00223db8" officeooo:paragraph-rsid="00223db8"/>
    </style:style>
    <style:style style:name="P20" style:family="paragraph" style:parent-style-name="Text_20_body">
      <style:text-properties officeooo:rsid="002715e1" officeooo:paragraph-rsid="002715e1"/>
    </style:style>
    <style:style style:name="P21" style:family="paragraph" style:parent-style-name="Text_20_body">
      <style:text-properties officeooo:rsid="00338632" officeooo:paragraph-rsid="00338632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.254cm" fo:margin-bottom="0cm" loext:contextual-spacing="false"/>
    </style:style>
    <style:style style:name="P24" style:family="paragraph" style:parent-style-name="Text_20_body">
      <style:paragraph-properties fo:margin-top="0.254cm" fo:margin-bottom="0cm" loext:contextual-spacing="false"/>
      <style:text-properties officeooo:paragraph-rsid="002dd9e8"/>
    </style:style>
    <style:style style:name="P25" style:family="paragraph" style:parent-style-name="Standard" style:master-page-name="First_20_Page">
      <style:paragraph-properties fo:line-height="115%" fo:text-align="center" style:justify-single-word="false" fo:keep-together="always" style:page-number="auto" fo:keep-with-next="always"/>
      <style:text-properties officeooo:paragraph-rsid="00194262"/>
    </style:style>
    <style:style style:name="P26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102cm" loext:contextual-spacing="false" fo:line-height="120%" fo:text-indent="0cm" style:auto-text-indent="false" style:page-number="auto" fo:background-color="transparent">
        <style:tab-stops>
          <style:tab-stop style:position="0.476cm"/>
        </style:tab-stops>
      </style:paragraph-properties>
      <style:text-properties officeooo:rsid="002fbd0a" officeooo:paragraph-rsid="00338632"/>
    </style:style>
    <style:style style:name="P27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.102cm" loext:contextual-spacing="false" fo:line-height="120%" fo:text-indent="0cm" style:auto-text-indent="false" style:page-number="auto" fo:background-color="transparent">
        <style:tab-stops>
          <style:tab-stop style:position="0.476cm"/>
        </style:tab-stops>
      </style:paragraph-properties>
      <style:text-properties officeooo:rsid="00338632" officeooo:paragraph-rsid="00338632"/>
    </style:style>
    <style:style style:name="P28" style:family="paragraph" style:parent-style-name="Text_20_body" style:list-style-name="L1">
      <loext:graphic-properties draw:fill="none"/>
      <style:paragraph-properties fo:margin-left="0cm" fo:margin-right="0cm" fo:margin-top="0cm" fo:margin-bottom="0.102cm" loext:contextual-spacing="false" fo:line-height="120%" fo:text-indent="0cm" style:auto-text-indent="false" fo:background-color="transparent">
        <style:tab-stops>
          <style:tab-stop style:position="0.476cm"/>
        </style:tab-stops>
      </style:paragraph-properties>
      <style:text-properties officeooo:paragraph-rsid="00338632"/>
    </style:style>
    <style:style style:name="P29" style:family="paragraph" style:parent-style-name="Text_20_body" style:list-style-name="L1" style:master-page-name="">
      <loext:graphic-properties draw:fill="none"/>
      <style:paragraph-properties fo:margin-left="0.635cm" fo:margin-right="0cm" fo:margin-top="0cm" fo:margin-bottom="0.102cm" loext:contextual-spacing="false" fo:line-height="120%" fo:text-indent="0cm" style:auto-text-indent="false" style:page-number="auto" fo:background-color="transparent">
        <style:tab-stops>
          <style:tab-stop style:position="0.476cm"/>
        </style:tab-stops>
      </style:paragraph-properties>
      <style:text-properties officeooo:rsid="002fbd0a" officeooo:paragraph-rsid="00338632"/>
    </style:style>
    <style:style style:name="P30" style:family="paragraph" style:parent-style-name="Text_20_body" style:list-style-name="L1">
      <loext:graphic-properties draw:fill="none"/>
      <style:paragraph-properties fo:margin-left="0.635cm" fo:margin-right="0cm" fo:margin-top="0cm" fo:margin-bottom="0.102cm" loext:contextual-spacing="false" fo:line-height="120%" fo:text-indent="0cm" style:auto-text-indent="false" fo:background-color="transparent">
        <style:tab-stops>
          <style:tab-stop style:position="0.476cm"/>
        </style:tab-stops>
      </style:paragraph-properties>
      <style:text-properties officeooo:rsid="002fbd0a" officeooo:paragraph-rsid="00338632"/>
    </style:style>
    <style:style style:name="P31" style:family="paragraph" style:parent-style-name="Text_20_body" style:list-style-name="L1">
      <loext:graphic-properties draw:fill="none"/>
      <style:paragraph-properties fo:margin-top="0cm" fo:margin-bottom="0.102cm" loext:contextual-spacing="false" fo:line-height="120%" fo:background-color="transparent">
        <style:tab-stops>
          <style:tab-stop style:position="0.476cm"/>
        </style:tab-stops>
      </style:paragraph-properties>
      <style:text-properties officeooo:rsid="00338632" officeooo:paragraph-rsid="00375775"/>
    </style:style>
    <style:style style:name="P32" style:family="paragraph" style:parent-style-name="Text_20_body" style:list-style-name="L1">
      <loext:graphic-properties draw:fill="none"/>
      <style:paragraph-properties fo:margin-top="0cm" fo:margin-bottom="0.102cm" loext:contextual-spacing="false" fo:line-height="120%" fo:background-color="transparent">
        <style:tab-stops>
          <style:tab-stop style:position="0.476cm"/>
        </style:tab-stops>
      </style:paragraph-properties>
      <style:text-properties officeooo:rsid="00375775" officeooo:paragraph-rsid="00375775"/>
    </style:style>
    <style:style style:name="P33" style:family="paragraph" style:parent-style-name="Text_20_body" style:list-style-name="L2">
      <style:paragraph-properties fo:margin-top="0cm" fo:margin-bottom="0.102cm" loext:contextual-spacing="false"/>
      <style:text-properties officeooo:paragraph-rsid="00338632"/>
    </style:style>
    <style:style style:name="P34" style:family="paragraph" style:parent-style-name="Text_20_body" style:list-style-name="L2">
      <style:paragraph-properties fo:margin-top="0cm" fo:margin-bottom="0.102cm" loext:contextual-spacing="false"/>
      <style:text-properties officeooo:rsid="0039a2e5" officeooo:paragraph-rsid="0039a2e5"/>
    </style:style>
    <style:style style:name="P35" style:family="paragraph" style:parent-style-name="Text_20_body" style:list-style-name="L2">
      <style:paragraph-properties fo:margin-top="0cm" fo:margin-bottom="0.102cm" loext:contextual-spacing="false"/>
      <style:text-properties officeooo:rsid="0039d87c" officeooo:paragraph-rsid="0039d87c"/>
    </style:style>
    <style:style style:name="P36" style:family="paragraph" style:parent-style-name="Text_20_body" style:list-style-name="L2">
      <style:paragraph-properties fo:margin-top="0cm" fo:margin-bottom="0.102cm" loext:contextual-spacing="false"/>
      <style:text-properties officeooo:rsid="0039fd36" officeooo:paragraph-rsid="0039fd36"/>
    </style:style>
    <style:style style:name="P37" style:family="paragraph" style:parent-style-name="Text_20_body" style:list-style-name="L1" style:master-page-name="">
      <loext:graphic-properties draw:fill="none"/>
      <style:paragraph-properties fo:margin-left="0.474cm" fo:margin-right="0cm" fo:margin-top="0cm" fo:margin-bottom="0.102cm" loext:contextual-spacing="false" fo:line-height="120%" fo:text-indent="0cm" style:auto-text-indent="false" style:page-number="auto" fo:background-color="transparent">
        <style:tab-stops>
          <style:tab-stop style:position="0.476cm"/>
        </style:tab-stops>
      </style:paragraph-properties>
      <style:text-properties officeooo:rsid="00338632" officeooo:paragraph-rsid="00338632"/>
    </style:style>
    <style:style style:name="P38" style:family="paragraph" style:parent-style-name="Text_20_body" style:list-style-name="L1">
      <loext:graphic-properties draw:fill="none"/>
      <style:paragraph-properties fo:margin-left="0.474cm" fo:margin-right="0cm" fo:margin-top="0cm" fo:margin-bottom="0.102cm" loext:contextual-spacing="false" fo:line-height="120%" fo:text-indent="0cm" style:auto-text-indent="false" fo:background-color="transparent">
        <style:tab-stops>
          <style:tab-stop style:position="0.476cm"/>
        </style:tab-stops>
      </style:paragraph-properties>
      <style:text-properties officeooo:rsid="00338632" officeooo:paragraph-rsid="00338632"/>
    </style:style>
    <style:style style:name="P39" style:family="paragraph" style:parent-style-name="Text_20_body" style:list-style-name="L3">
      <style:paragraph-properties fo:margin-top="0cm" fo:margin-bottom="0cm" loext:contextual-spacing="false"/>
    </style:style>
    <style:style style:name="P40" style:family="paragraph" style:parent-style-name="Text_20_body" style:list-style-name="L3">
      <style:paragraph-properties fo:margin-top="0cm" fo:margin-bottom="0cm" loext:contextual-spacing="false"/>
      <style:text-properties officeooo:paragraph-rsid="00338632"/>
    </style:style>
    <style:style style:name="P41" style:family="paragraph" style:parent-style-name="Text_20_body" style:list-style-name="L3">
      <style:paragraph-properties fo:margin-top="0cm" fo:margin-bottom="0cm" loext:contextual-spacing="false"/>
      <style:text-properties officeooo:paragraph-rsid="002dd9e8"/>
    </style:style>
    <style:style style:name="P42" style:family="paragraph" style:parent-style-name="Text_20_body" style:list-style-name="L4">
      <style:paragraph-properties fo:margin-top="0cm" fo:margin-bottom="0cm" loext:contextual-spacing="false"/>
    </style:style>
    <style:style style:name="P43" style:family="paragraph" style:parent-style-name="Text_20_body" style:list-style-name="L4">
      <style:paragraph-properties fo:margin-top="0cm" fo:margin-bottom="0cm" loext:contextual-spacing="false"/>
      <style:text-properties officeooo:paragraph-rsid="002dd9e8"/>
    </style:style>
    <style:style style:name="P44" style:family="paragraph" style:parent-style-name="Text_20_body" style:list-style-name="L5">
      <style:paragraph-properties fo:margin-top="0cm" fo:margin-bottom="0.051cm" loext:contextual-spacing="false"/>
      <style:text-properties officeooo:rsid="00338632" officeooo:paragraph-rsid="00338632"/>
    </style:style>
    <style:style style:name="P45" style:family="paragraph" style:parent-style-name="Heading_20_1">
      <style:text-properties officeooo:rsid="002a04a6" officeooo:paragraph-rsid="002a04a6"/>
    </style:style>
    <style:style style:name="P46" style:family="paragraph" style:parent-style-name="Heading_20_1">
      <style:text-properties officeooo:rsid="002428b1" officeooo:paragraph-rsid="002428b1"/>
    </style:style>
    <style:style style:name="P47" style:family="paragraph" style:parent-style-name="Heading_20_1">
      <style:text-properties officeooo:rsid="00338632" officeooo:paragraph-rsid="00338632"/>
    </style:style>
    <style:style style:name="P48" style:family="paragraph" style:parent-style-name="Heading_20_1">
      <style:paragraph-properties fo:break-before="page"/>
      <style:text-properties officeooo:rsid="001b121b" officeooo:paragraph-rsid="001b121b"/>
    </style:style>
    <style:style style:name="T1" style:family="text">
      <style:text-properties fo:color="#000000" style:font-name="Cambria" fo:font-size="14pt" style:font-name-asian="Cambria1" style:font-size-asian="14pt" style:language-asian="ru" style:country-asian="RU" style:font-name-complex="Cambria1" style:font-size-complex="14pt"/>
    </style:style>
    <style:style style:name="T2" style:family="text">
      <style:text-properties fo:color="#000000" style:font-name="Liberation Serif" fo:font-size="14pt" style:font-name-asian="Cambria1" style:font-size-asian="14pt" style:language-asian="ru" style:country-asian="RU" style:font-name-complex="Cambria1" style:font-size-complex="14pt"/>
    </style:style>
    <style:style style:name="T3" style:family="text">
      <style:text-properties fo:color="#000000" style:font-name="Liberation Serif" fo:font-size="14pt" fo:font-weight="normal" style:font-name-asian="Cambria1" style:font-size-asian="14pt" style:language-asian="ru" style:country-asian="RU" style:font-weight-asian="normal" style:font-name-complex="Cambria1" style:font-size-complex="14pt" style:font-weight-complex="normal"/>
    </style:style>
    <style:style style:name="T4" style:family="text">
      <style:text-properties officeooo:rsid="001d5783"/>
    </style:style>
    <style:style style:name="T5" style:family="text">
      <style:text-properties officeooo:rsid="0021d211"/>
    </style:style>
    <style:style style:name="T6" style:family="text">
      <style:text-properties officeooo:rsid="00223db8"/>
    </style:style>
    <style:style style:name="T7" style:family="text">
      <style:text-properties officeooo:rsid="002715e1"/>
    </style:style>
    <style:style style:name="T8" style:family="text">
      <style:text-properties officeooo:rsid="0028cd37"/>
    </style:style>
    <style:style style:name="T9" style:family="text">
      <style:text-properties officeooo:rsid="002a04a6"/>
    </style:style>
    <style:style style:name="T10" style:family="text">
      <style:text-properties officeooo:rsid="002c0870"/>
    </style:style>
    <style:style style:name="T11" style:family="text">
      <style:text-properties officeooo:rsid="002fbd0a"/>
    </style:style>
    <style:style style:name="T12" style:family="text">
      <style:text-properties officeooo:rsid="00314a40"/>
    </style:style>
    <style:style style:name="T13" style:family="text">
      <style:text-properties officeooo:rsid="00338632"/>
    </style:style>
    <style:style style:name="T14" style:family="text">
      <style:text-properties style:font-name="Liberation Serif1"/>
    </style:style>
    <style:style style:name="T15" style:family="text">
      <style:text-properties officeooo:rsid="00357a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254cm" fo:margin-left="0.889cm"/>
        </style:list-level-properties>
        <style:text-properties style:font-name="Ubuntu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margin-left="0.635cm"/>
        </style:list-level-properties>
        <style:text-properties style:font-name="Ubuntu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Санкт-Петербургский политехнический университет Петра Великого<text:line-break/>Институт прикладной математики и механики</text:span><text:span text:style-name="T1"><text:line-break/></text:span><text:span text:style-name="T3">Кафедра «Прикладная математика»</text:span></text:p>
      <text:p text:style-name="P9">Отчёт по проекту<text:line-break/>«А<text:span text:style-name="T6">втоматизированная </text:span>С<text:span text:style-name="T6">истема </text:span>О<text:span text:style-name="T6">бучения</text:span> П<text:span text:style-name="T6">рикладной </text:span>М<text:span text:style-name="T6">атематике»<text:line-break/></text:span>Модуль «Деканат»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Выполнили</text:p>
            <text:p text:style-name="P4">студенты гр. 13641/1</text:p>
          </table:table-cell>
          <table:table-cell table:style-name="Table1.B1" office:value-type="string">
            <text:p text:style-name="P5">М.С. Ковалёв</text:p>
            <text:p text:style-name="P3">Ф.Е. Гарбузов</text:p>
            <text:p text:style-name="P3">Е.Ф. Душенкова</text:p>
            <text:p text:style-name="P5">К. Коновалов</text:p>
            <text:p text:style-name="P5">А. Чеботарёв</text:p>
          </table:table-cell>
        </table:table-row>
        <table:table-row table:style-name="Table1.1">
          <table:table-cell table:style-name="Table1.A1" office:value-type="string">
            <text:p text:style-name="P6"/>
            <text:p text:style-name="P6">Курс</text:p>
          </table:table-cell>
          <table:table-cell table:style-name="Table1.B1" office:value-type="string">
            <text:p text:style-name="P5"/>
            <text:p text:style-name="P5">Интернет-технологии</text:p>
          </table:table-cell>
        </table:table-row>
      </table:table>
      <text:p text:style-name="P1"/>
      <text:p text:style-name="P7">Санкт-Петербург</text:p>
      <text:p text:style-name="P2">2018</text:p>
      <text:h text:style-name="P48" text:outline-level="1">Стадии выполнения прое<text:span text:style-name="T4">к</text:span>та</text:h>
      <table:table table:name="хронология" table:style-name="хронология">
        <table:table-column table:style-name="хронология.A"/>
        <table:table-column table:style-name="хронология.B"/>
        <table:table-header-rows>
          <table:table-row>
            <table:table-cell table:style-name="хронология.A1" office:value-type="string">
              <text:p text:style-name="P8">Дата</text:p>
            </table:table-cell>
            <table:table-cell table:style-name="хронология.B1" office:value-type="string">
              <text:p text:style-name="P8">Описание</text:p>
            </table:table-cell>
          </table:table-row>
        </table:table-header-rows>
        <table:table-row>
          <table:table-cell table:style-name="хронология.A2" office:value-type="string">
            <text:p text:style-name="P10">10.02.2018</text:p>
          </table:table-cell>
          <table:table-cell table:style-name="хронология.B2" office:value-type="string">
            <text:p text:style-name="P10">Начало работы</text:p>
          </table:table-cell>
        </table:table-row>
        <table:table-row>
          <table:table-cell table:style-name="хронология.A2" office:value-type="string">
            <text:p text:style-name="P14">09.03.2018</text:p>
          </table:table-cell>
          <table:table-cell table:style-name="хронология.B2" office:value-type="string">
            <text:p text:style-name="P13"><text:span text:style-name="T12">Первая версия</text:span> техническо<text:span text:style-name="T12">го</text:span> задани<text:span text:style-name="T12">я: текстовое описание</text:span></text:p>
            <text:p text:style-name="P11">Первая версия базы данных</text:p>
          </table:table-cell>
        </table:table-row>
        <table:table-row>
          <table:table-cell table:style-name="хронология.A2" office:value-type="string">
            <text:p text:style-name="P14">31.03.2018</text:p>
          </table:table-cell>
          <table:table-cell table:style-name="хронология.B2" office:value-type="string">
            <text:p text:style-name="P12"><text:span text:style-name="T12">Промежуточная версия</text:span> техническо<text:span text:style-name="T12">го</text:span> задани<text:span text:style-name="T12">я: описание и диаграмма</text:span> модели предметной области</text:p>
          </table:table-cell>
        </table:table-row>
        <table:table-row>
          <table:table-cell table:style-name="хронология.A2" office:value-type="string">
            <text:p text:style-name="P14">20.04.2018</text:p>
          </table:table-cell>
          <table:table-cell table:style-name="хронология.B2" office:value-type="string">
            <text:p text:style-name="P12"><text:span text:style-name="T12">Промежуточная версия</text:span> техническо<text:span text:style-name="T12">го</text:span> задани<text:span text:style-name="T12">я: описание </text:span>API</text:p>
            <text:p text:style-name="P11">Изображения пользовательского интерфейса</text:p>
          </table:table-cell>
        </table:table-row>
        <table:table-row>
          <table:table-cell table:style-name="хронология.A2" office:value-type="string">
            <text:p text:style-name="P14">07.05.2018</text:p>
          </table:table-cell>
          <table:table-cell table:style-name="хронология.B2" office:value-type="string">
            <text:p text:style-name="P14">Финальная версия <text:span text:style-name="T12">технического задания</text:span></text:p>
            <text:p text:style-name="P14">Начало работы над <text:span text:style-name="T10">программным </text:span>кодом</text:p>
          </table:table-cell>
        </table:table-row>
        <table:table-row>
          <table:table-cell table:style-name="хронология.A2" office:value-type="string">
            <text:p text:style-name="P14">12.05.2018</text:p>
          </table:table-cell>
          <table:table-cell table:style-name="хронология.B2" office:value-type="string">
            <text:p text:style-name="P14">Первая интеграция с другими модулями</text:p>
          </table:table-cell>
        </table:table-row>
        <table:table-row>
          <table:table-cell table:style-name="хронология.A2" office:value-type="string">
            <text:p text:style-name="P17">17.05.2018</text:p>
          </table:table-cell>
          <table:table-cell table:style-name="хронология.B2" office:value-type="string">
            <text:p text:style-name="P15">Финальная версия <text:span text:style-name="T10">программного </text:span>кода</text:p>
            <text:p text:style-name="P15">Финальная версия <text:span text:style-name="T5">базы данных</text:span></text:p>
          </table:table-cell>
        </table:table-row>
        <table:table-row>
          <table:table-cell table:style-name="хронология.A2" office:value-type="string">
            <text:p text:style-name="P18">1<text:span text:style-name="T6">8</text:span>.05.2018</text:p>
          </table:table-cell>
          <table:table-cell table:style-name="хронология.B2" office:value-type="string">
            <text:p text:style-name="P19">Инструкция по установке</text:p>
            <text:p text:style-name="P16">Интеграция с другими модулями</text:p>
          </table:table-cell>
        </table:table-row>
        <table:table-row>
          <table:table-cell table:style-name="хронология.A2" office:value-type="string">
            <text:p text:style-name="P14">19.05.2018</text:p>
          </table:table-cell>
          <table:table-cell table:style-name="хронология.B2" office:value-type="string">
            <text:p text:style-name="P17">Презентация</text:p>
            <text:p text:style-name="P14">Окончание работы</text:p>
          </table:table-cell>
        </table:table-row>
      </table:table>
      <text:h text:style-name="P45" text:outline-level="1">Результаты проекта</text:h>
      <text:list xml:id="list6510890923504340961" text:style-name="L1">
        <text:list-item>
          <text:p text:style-name="P26">Написано техническое задание на проект, в котором присутствует:</text:p>
          <text:list>
            <text:list-item>
              <text:p text:style-name="P29">текстовое описание модуля;</text:p>
            </text:list-item>
            <text:list-item>
              <text:p text:style-name="P30">модель предметной область;</text:p>
            </text:list-item>
            <text:list-item>
              <text:p text:style-name="P30">описание бизнес-процессов;</text:p>
            </text:list-item>
            <text:list-item>
              <text:p text:style-name="P30">описание API.</text:p>
            </text:list-item>
          </text:list>
        </text:list-item>
        <text:list-item>
          <text:p text:style-name="P31">Написана инструкция по установке и запуску сервера проекта.</text:p>
        </text:list-item>
        <text:list-item>
          <text:p text:style-name="P32">Реализовано логирование приходящих на сервер запросов и отправляемых ответов.</text:p>
        </text:list-item>
        <text:list-item>
          <text:p text:style-name="P28">В соответствии с <text:span text:style-name="T11">API, описанным в</text:span> техническ<text:span text:style-name="T10">о</text:span>м задани<text:span text:style-name="T10">и,</text:span> <text:span text:style-name="T11">написан программный код функций, обеспечивающих выполнение следующих бизнес-процессов:</text:span></text:p>
          <text:list>
            <text:list-item>
              <text:p text:style-name="P37">добавление данных студентов, преподавателей, групп, дисциплин;</text:p>
            </text:list-item>
            <text:list-item>
              <text:p text:style-name="P38">создание учебного плана;</text:p>
            </text:list-item>
            <text:list-item>
              <text:p text:style-name="P38">назначение учебного плана на группу;</text:p>
            </text:list-item>
            <text:list-item>
              <text:p text:style-name="P38">назначение преподавателя на чтение дисциплины.</text:p>
            </text:list-item>
          </text:list>
        </text:list-item>
        <text:list-item>
          <text:p text:style-name="P27">Совместно с другими командами создан скрипт, генерирующих базу данных проекта.</text:p>
        </text:list-item>
      </text:list>
      <text:h text:style-name="Heading_20_1" text:outline-level="1">Артефакты проекта</text:h>
      <text:list xml:id="list2838788664760494989" text:style-name="L2">
        <text:list-item>
          <text:p text:style-name="P33"><text:span text:style-name="T13">Директория /</text:span>db <text:line-break/>В данной <text:span text:style-name="T13">директории</text:span> лежит общая база данных всего проекта. В <text:span text:style-name="T13">модуле</text:span> «Деканат» используются таблицы: roles, accounts, disciplines, groups, teachers, currentdeals, students, <text:soft-page-break/>curriculums, semesters, curriculums_semesters, disciplines_teachers, semesters_disciplines, current_semesters, groups_curriculums.<text:line-break/>Количество используемых <text:span text:style-name="T13">модулем </text:span>таблиц составляет 14 из 27.</text:p>
        </text:list-item>
        <text:list-item>
          <text:p text:style-name="P36">Директория /doc</text:p>
          <text:p text:style-name="P36">В данной директории общий UML проект.</text:p>
        </text:list-item>
        <text:list-item>
          <text:p text:style-name="P34">Директория /deploy/dean</text:p>
          <text:p text:style-name="P34">Файл «<text:span text:style-name="T15">readme.txt</text:span>» – <text:span text:style-name="T15">инструкция по установке и запуску</text:span>.</text:p>
        </text:list-item>
        <text:list-item>
          <text:p text:style-name="P33"><text:span text:style-name="T13">Директория</text:span> /<text:span text:style-name="T13">deploy/dean/</text:span>doc </text:p>
          <text:list>
            <text:list-item>
              <text:p text:style-name="P33"><text:span text:style-name="T13">Ф</text:span>айл «АСО ПМ, модуль Деканат.<text:span text:style-name="T13">docx</text:span>» – <text:span text:style-name="T13">техническое задание</text:span>. </text:p>
            </text:list-item>
            <text:list-item>
              <text:p text:style-name="P35">Файл «Dean_Final_Report.odt» - данный отчет.</text:p>
            </text:list-item>
            <text:list-item>
              <text:p text:style-name="P33"><text:span text:style-name="T13">В директории /UIs</text:span> находятся <text:span text:style-name="T13">наброски </text:span>пользовательского интерфейса. </text:p>
            </text:list-item>
          </text:list>
        </text:list-item>
        <text:list-item>
          <text:p text:style-name="P33"><text:span text:style-name="T13">Директория</text:span> /<text:span text:style-name="T13">deploy/dean/src</text:span><text:line-break/>В данной <text:span text:style-name="T13">директории</text:span> хранится <text:span text:style-name="T13">программный код.</text:span></text:p>
        </text:list-item>
      </text:list>
      <text:h text:style-name="P46" text:outline-level="1">Вклад участников проекта</text:h>
      <text:p text:style-name="P20"><text:span text:style-name="T9">В настоящем отчёте используется следующая градация степени участия члена команды в выполнении различных видов работы</text:span>: 1 – участник внёс основной вклад, 2 – участник оказал существенную помощь.</text:p>
      <text:p text:style-name="P22">М.С. Ковалёв:</text:p>
      <text:list xml:id="list2586773881362298754" text:style-name="L3">
        <text:list-item>
          <text:p text:style-name="P39">составление технического задания <text:span text:style-name="T7">(1)</text:span></text:p>
        </text:list-item>
        <text:list-item>
          <text:p text:style-name="P39">создание базы данных <text:span text:style-name="T7">(1)</text:span></text:p>
        </text:list-item>
        <text:list-item>
          <text:p text:style-name="P39">рисование пользовательского интерфейса <text:span text:style-name="T7">(1)</text:span></text:p>
        </text:list-item>
        <text:list-item>
          <text:p text:style-name="P39">создание программного кода <text:span text:style-name="T7">(1)</text:span></text:p>
        </text:list-item>
        <text:list-item>
          <text:p text:style-name="P39">демонстрация результатов <text:span text:style-name="T7">(1)</text:span></text:p>
        </text:list-item>
        <text:list-item>
          <text:p text:style-name="P39">взаимодействие с другими командами:</text:p>
          <text:list>
            <text:list-item>
              <text:p text:style-name="P39"><text:span text:style-name="T7">обсуждение структуры проекта</text:span> <text:span text:style-name="T7">(1)</text:span></text:p>
            </text:list-item>
          </text:list>
        </text:list-item>
        <text:list-item>
          <text:p text:style-name="P39">составление отчёта (2)</text:p>
        </text:list-item>
      </text:list>
      <text:p text:style-name="P23">Ф.Е. Гарбузов:</text:p>
      <text:list xml:id="list6861257689504920578" text:style-name="L4">
        <text:list-item>
          <text:p text:style-name="P42">рисование пользовательского интерфейса <text:span text:style-name="T7">(1)</text:span></text:p>
        </text:list-item>
        <text:list-item>
          <text:p text:style-name="P43">демонстрация результатов <text:span text:style-name="T7">(1)</text:span></text:p>
        </text:list-item>
        <text:list-item>
          <text:p text:style-name="P43">взаимодействие с другими командами:</text:p>
          <text:list>
            <text:list-item>
              <text:p text:style-name="P43">интеграция с другими модулями (1)</text:p>
            </text:list-item>
            <text:list-item>
              <text:p text:style-name="P43"><text:span text:style-name="T7">обсуждение структуры проекта</text:span> <text:span text:style-name="T7">(1)</text:span></text:p>
            </text:list-item>
          </text:list>
        </text:list-item>
        <text:list-item>
          <text:p text:style-name="P43">составление отчёта (1)</text:p>
        </text:list-item>
        <text:list-item>
          <text:p text:style-name="P43">составление технического задания <text:span text:style-name="T7">(2)</text:span></text:p>
        </text:list-item>
        <text:list-item>
          <text:p text:style-name="P42">создание программного кода <text:span text:style-name="T7">(2)</text:span></text:p>
        </text:list-item>
      </text:list>
      <text:p text:style-name="P23">Е.Ф. Душенкова:</text:p>
      <text:list xml:id="list92053888268507" text:continue-list="list2586773881362298754" text:style-name="L3">
        <text:list-item>
          <text:p text:style-name="P39">составление технического задания <text:span text:style-name="T7">(1)</text:span></text:p>
        </text:list-item>
        <text:list-item>
          <text:p text:style-name="P40">составление отчёта (<text:span text:style-name="T13">1</text:span>)</text:p>
        </text:list-item>
        <text:list-item>
          <text:p text:style-name="P39"><text:soft-page-break/>создание программного кода <text:span text:style-name="T7">(2)</text:span></text:p>
        </text:list-item>
      </text:list>
      <text:p text:style-name="P23">К. Коновалов:</text:p>
      <text:list xml:id="list92054201160617" text:continue-numbering="true" text:style-name="L3">
        <text:list-item>
          <text:p text:style-name="P39">создание базы данных (<text:span text:style-name="T8">1</text:span>)</text:p>
        </text:list-item>
        <text:list-item>
          <text:p text:style-name="P39">создание программного кода <text:span text:style-name="T7">(2)</text:span></text:p>
        </text:list-item>
        <text:list-item>
          <text:p text:style-name="P39">составление отчёта (<text:span text:style-name="T13">1</text:span>)</text:p>
        </text:list-item>
      </text:list>
      <text:p text:style-name="P24">А. Чеботарёв:</text:p>
      <text:list xml:id="list92054541227178" text:continue-numbering="true" text:style-name="L3">
        <text:list-item>
          <text:p text:style-name="P41">составление отчёта (1)</text:p>
        </text:list-item>
        <text:list-item>
          <text:p text:style-name="P39">создание программного кода <text:span text:style-name="T7">(2)</text:span></text:p>
        </text:list-item>
      </text:list>
      <text:h text:style-name="P47" text:outline-level="1">Выводы</text:h>
      <text:list xml:id="list6353331460347522808" text:style-name="L5">
        <text:list-item>
          <text:p text:style-name="P44">Каждый член команды внёс основной вклад (1) хотя бы в один вид работы, поэтому все участники заслуживают оценки не ниже «хорошо».</text:p>
        </text:list-item>
        <text:list-item>
          <text:p text:style-name="P44">М.С. Ковалёв и Ф.Е. Гарбузов выполнили б<text:span text:style-name="T14">ó</text:span>льшую часть работы по проекту.</text:p>
        </text:list-item>
        <text:list-item>
          <text:p text:style-name="P44">На основании вышеизложенного рекомендуется поставить оценки:</text:p>
          <text:list>
            <text:list-item>
              <text:p text:style-name="P44">М.С. Ковалёв – отлично</text:p>
            </text:list-item>
            <text:list-item>
              <text:p text:style-name="P44">Ф.Е. Гарбузов – отлично</text:p>
            </text:list-item>
            <text:list-item>
              <text:p text:style-name="P44">Е.Ф. Душенкова – хорошо</text:p>
            </text:list-item>
            <text:list-item>
              <text:p text:style-name="P44">К. Коновалов – хорошо</text:p>
            </text:list-item>
            <text:list-item>
              <text:p text:style-name="P44">А. Чеботарёв – хорошо</text:p>
            </text:list-item>
          </text:list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Regular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33863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21:17:12.415573686</meta:creation-date>
    <meta:generator>LibreOffice/5.1.6.2$Linux_X86_64 LibreOffice_project/10m0$Build-2</meta:generator>
    <dc:date>2018-05-19T09:20:53.572914980</dc:date>
    <meta:editing-duration>PT9H21M34S</meta:editing-duration>
    <meta:editing-cycles>23</meta:editing-cycles>
    <meta:document-statistic meta:table-count="2" meta:image-count="0" meta:object-count="0" meta:page-count="4" meta:paragraph-count="105" meta:word-count="521" meta:character-count="3962" meta:non-whitespace-character-count="3586"/>
  </office:meta>
</office:document-meta>
</file>